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 Yeol Jeon - Resume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Developer.</text:p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--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--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mini dictionary for OS X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-</text:p>
      <text:p text:style-name="Text_20_body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 Yeol Jeon - Resume</dc:title>
  </office:meta>
</office:document-meta>
</file>